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8.5cm"/>
    </style:style>
    <style:style style:name="gr2" style:family="graphic" style:parent-style-name="standard">
      <style:graphic-properties svg:stroke-color="#e1c340" draw:fill-color="#482b1b" draw:textarea-horizontal-align="justify" draw:textarea-vertical-align="middle" draw:auto-grow-height="false" fo:min-height="0.85cm" fo:min-width="2.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e1c340" draw:fill-color="#1b3d2f" draw:textarea-horizontal-align="justify" draw:textarea-vertical-align="middle" draw:auto-grow-height="false" fo:min-height="0.75cm" fo:min-width="2.5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75cm" fo:min-width="2.5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solid" svg:stroke-color="#000000" svg:stroke-opacity="0%" draw:fill="solid" draw:fill-color="#eeeeee" draw:opacity="100%" fo:min-height="0.65cm"/>
    </style:style>
    <style:style style:name="gr8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482b1b"/>
      <style:paragraph-properties fo:text-align="center"/>
    </style:style>
    <style:style style:name="P3" style:family="paragraph">
      <loext:graphic-properties draw:fill-color="#1b3d2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eeeeee" draw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cm" svg:height="1.6cm" svg:x="6cm" svg:y="2cm">
          <text:p text:style-name="P1">Page d’accueil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cm" svg:height="1.1cm" svg:x="1cm" svg:y="5cm">
          <text:p text:style-name="P1">Évènements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cm" svg:height="1.1cm" svg:x="5cm" svg:y="5cm">
          <text:p text:style-name="P1">Nos film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1.1cm" svg:x="9cm" svg:y="5cm"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cm" svg:height="1.1cm" svg:x="13cm" svg:y="5cm">
          <text:p text:style-name="P1">Ré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cm" svg:height="1.1cm" svg:x="17cm" svg:y="5cm">
          <text:p text:style-name="P1">A propos</text:p>
          <draw:enhanced-geometry svg:viewBox="0 0 21600 21600" draw:type="rectangle" draw:enhanced-path="M 0 0 L 21600 0 21600 21600 0 21600 0 0 Z N"/>
        </draw:custom-shape>
        <draw:connector draw:style-name="gr3" draw:text-style-name="P1" xml:id="id4" draw:id="id4" draw:layer="layout" svg:x1="10.5cm" svg:y1="3.6cm" svg:x2="10.5cm" svg:y2="5cm" draw:start-shape="id1" draw:start-glue-point="2" draw:end-shape="id2" svg:d="M10500 3600v1400" svg:viewBox="0 0 1 1401">
          <text:p/>
        </draw:connector>
        <draw:connector draw:style-name="gr3" draw:text-style-name="P1" draw:layer="layout" svg:x1="2.5cm" svg:y1="5cm" svg:x2="10.5cm" svg:y2="4.3cm" draw:start-shape="id3" draw:start-glue-point="0" draw:end-shape="id4" draw:end-glue-point="0" svg:d="M2500 5000v-700h8000" svg:viewBox="0 0 8001 701">
          <text:p/>
        </draw:connector>
        <draw:connector draw:style-name="gr3" draw:text-style-name="P1" draw:layer="layout" svg:x1="6.5cm" svg:y1="5cm" svg:x2="10.5cm" svg:y2="4.3cm" draw:start-shape="id5" draw:start-glue-point="0" draw:end-shape="id4" draw:end-glue-point="0" svg:d="M6500 5000v-700h4000" svg:viewBox="0 0 4001 701">
          <text:p/>
        </draw:connector>
        <draw:connector draw:style-name="gr3" draw:text-style-name="P1" draw:layer="layout" svg:x1="14.5cm" svg:y1="5cm" svg:x2="10.5cm" svg:y2="4.3cm" draw:start-shape="id6" draw:start-glue-point="0" draw:end-shape="id4" draw:end-glue-point="0" svg:d="M14500 5000v-700h-4000" svg:viewBox="0 0 4001 701">
          <text:p/>
        </draw:connector>
        <draw:connector draw:style-name="gr3" draw:text-style-name="P1" draw:layer="layout" svg:x1="18.5cm" svg:y1="5cm" svg:x2="10.5cm" svg:y2="3.6cm" draw:start-shape="id7" draw:start-glue-point="0" draw:end-shape="id1" draw:end-glue-point="2" svg:d="M18500 5000v-700h-8000v-700" svg:viewBox="0 0 8001 1401">
          <text:p/>
        </draw:connector>
        <draw:custom-shape draw:style-name="gr4" draw:text-style-name="P3" xml:id="id10" draw:id="id10" draw:layer="layout" svg:width="3cm" svg:height="1cm" svg:x="5cm" svg:y="7cm">
          <text:p text:style-name="P1">Fiches films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3cm" svg:height="1cm" svg:x="17cm" svg:y="7cm">
          <text:p text:style-name="P1">Blog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3cm" svg:height="1cm" svg:x="17cm" svg:y="9cm">
          <text:p text:style-name="P1">Articles blog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8.5cm" svg:y1="6.1cm" svg:x2="18.5cm" svg:y2="7cm" draw:start-shape="id7" draw:start-glue-point="2" draw:end-shape="id8" draw:end-glue-point="0" svg:d="M18500 6100v900" svg:viewBox="0 0 1 901">
          <text:p/>
        </draw:connector>
        <draw:connector draw:style-name="gr6" draw:text-style-name="P5" draw:layer="layout" draw:type="line" svg:x1="18.5cm" svg:y1="8cm" svg:x2="18.5cm" svg:y2="9cm" draw:start-shape="id8" draw:start-glue-point="2" draw:end-shape="id9" draw:end-glue-point="0" svg:d="M18500 8000v1000" svg:viewBox="0 0 1 1001">
          <text:p/>
        </draw:connector>
        <draw:connector draw:style-name="gr6" draw:text-style-name="P5" draw:layer="layout" draw:type="line" svg:x1="6.5cm" svg:y1="6.1cm" svg:x2="6.5cm" svg:y2="7cm" draw:start-shape="id5" draw:start-glue-point="2" draw:end-shape="id10" draw:end-glue-point="0" svg:d="M6500 6100v900" svg:viewBox="0 0 1 901">
          <text:p/>
        </draw:connector>
        <draw:frame draw:style-name="gr7" draw:text-style-name="P6" draw:layer="layout" svg:width="2.1cm" svg:height="0.9cm" svg:x="0cm" svg:y="4cm">
          <draw:text-box>
            <text:p>Niveau 2</text:p>
          </draw:text-box>
        </draw:frame>
        <draw:frame draw:style-name="gr7" draw:text-style-name="P6" draw:layer="layout" svg:width="2.1cm" svg:height="0.9cm" svg:x="0cm" svg:y="2cm">
          <draw:text-box>
            <text:p>Niveau 1</text:p>
          </draw:text-box>
        </draw:frame>
        <draw:frame draw:style-name="gr7" draw:text-style-name="P6" draw:layer="layout" svg:width="2.1cm" svg:height="0.9cm" svg:x="0cm" svg:y="7cm">
          <draw:text-box>
            <text:p>Niveau 3</text:p>
          </draw:text-box>
        </draw:frame>
        <draw:frame draw:style-name="gr7" draw:text-style-name="P6" draw:layer="layout" svg:width="2.1cm" svg:height="0.9cm" svg:x="0cm" svg:y="9cm">
          <draw:text-box>
            <text:p>Niveau 4</text:p>
          </draw:text-box>
        </draw:frame>
        <draw:line draw:style-name="gr8" draw:text-style-name="P5" draw:layer="layout" svg:x1="0cm" svg:y1="3.8cm" svg:x2="21cm" svg:y2="3.8cm">
          <text:p/>
        </draw:line>
        <draw:line draw:style-name="gr8" draw:text-style-name="P5" draw:layer="layout" svg:x1="0cm" svg:y1="6.4cm" svg:x2="21cm" svg:y2="6.5cm">
          <text:p/>
        </draw:line>
        <draw:line draw:style-name="gr8" draw:text-style-name="P5" draw:layer="layout" svg:x1="0cm" svg:y1="8.5cm" svg:x2="21cm" svg:y2="8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482b1b" draw:marker-start-width="0.2cm" draw:marker-start-center="false" draw:marker-end-width="0.2cm" draw:marker-end-center="false" svg:stroke-linecap="round" draw:fill="solid" draw:fill-color="#e1c34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31T13:22:17.327000000</meta:creation-date>
    <dc:date>2020-03-31T14:30:50.102000000</dc:date>
    <meta:editing-duration>PT17M20S</meta:editing-duration>
    <meta:editing-cycles>2</meta:editing-cycles>
    <meta:generator>LibreOffice/6.3.3.2$Windows_X86_64 LibreOffice_project/a64200df03143b798afd1ec74a12ab50359878ed</meta:generator>
    <meta:document-statistic meta:object-count="24"/>
  </office:meta>
</office:document-meta>
</file>